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line-height="100%" fo:text-align="center" style:justify-single-word="false" style:page-number="auto"/>
      <style:text-properties fo:color="#000000" fo:font-size="12pt" fo:font-weight="normal" officeooo:rsid="0011879e" officeooo:paragraph-rsid="0011879e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line-height="170%" fo:text-align="center" style:justify-single-word="false"/>
      <style:text-properties fo:color="#000000" fo:font-size="12pt" fo:font-weight="normal" officeooo:rsid="0011879e" officeooo:paragraph-rsid="0011879e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line-height="100%" fo:text-align="center" style:justify-single-word="false"/>
      <style:text-properties fo:color="#000000" fo:font-size="15pt" fo:font-weight="normal" officeooo:rsid="0011879e" officeooo:paragraph-rsid="0011879e" style:font-size-asian="15pt" style:font-weight-asian="normal" style:font-size-complex="15pt" style:font-weight-complex="normal"/>
    </style:style>
    <style:style style:name="P4" style:family="paragraph" style:parent-style-name="Standard">
      <style:paragraph-properties fo:line-height="100%" fo:text-align="center" style:justify-single-word="false"/>
      <style:text-properties fo:color="#000000" fo:font-size="15pt" fo:font-weight="normal" officeooo:rsid="0011879e" officeooo:paragraph-rsid="0012e15f" style:font-size-asian="15pt" style:font-weight-asian="normal" style:font-size-complex="15pt" style:font-weight-complex="normal"/>
    </style:style>
    <style:style style:name="P5" style:family="paragraph" style:parent-style-name="Standard">
      <style:paragraph-properties fo:line-height="100%" fo:text-align="center" style:justify-single-word="false"/>
      <style:text-properties fo:color="#000000" fo:font-size="15pt" fo:font-weight="normal" officeooo:rsid="0011879e" officeooo:paragraph-rsid="001323f8" style:font-size-asian="15pt" style:font-weight-asian="normal" style:font-size-complex="15pt" style:font-weight-complex="normal"/>
    </style:style>
    <style:style style:name="P6" style:family="paragraph" style:parent-style-name="Standard" style:master-page-name="Standard">
      <style:paragraph-properties fo:line-height="100%" fo:text-align="center" style:justify-single-word="false" style:page-number="auto"/>
      <style:text-properties fo:color="#000000" fo:font-size="12pt" fo:font-weight="normal" officeooo:rsid="0011879e" officeooo:paragraph-rsid="001323f8" style:font-size-asian="12pt" style:font-weight-asian="normal" style:font-size-complex="12pt" style:font-weight-complex="normal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officeooo:rsid="0012e15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5">O Relógio de Deus</text:span><text:tab/><text:span text:style-name="T3">Amanda Ferrari</text:span><text:tab/><text:tab/><text:span text:style-name="T1">[ 14 ]</text:span></text:p>
      <text:p text:style-name="P3">O Relógio de Deus, está marcando o último segundo agora</text:p>
      <text:p text:style-name="P3">Está chegando a hora da tua vitória <text:span text:style-name="T6">( 4x )</text:span></text:p>
      <text:p text:style-name="P4">O Relógio está marcando o último segundo</text:p>
      <text:p text:style-name="P4">Está chegando a hora da tua vitória</text:p>
      <text:p text:style-name="P3"/>
      <text:p text:style-name="P3">Quem era Davi naquela nação, <text:span text:style-name="T6">e</text:span>ra o menor entre seus irmãos</text:p>
      <text:p text:style-name="P3">Pastoreando ovelhas no campo ficava</text:p>
      <text:p text:style-name="P3">Em meio aquela relva a Deus adorava</text:p>
      <text:p text:style-name="P4">Mais enquanto isso, o tempo corria, <text:span text:style-name="T6">o</text:span> ponteiro do relógio</text:p>
      <text:p text:style-name="P4">do céu se movia, <text:span text:style-name="T6">d</text:span>e repente Deus falou com Samuel</text:p>
      <text:p text:style-name="P3">O relógio está marcando último segundo</text:p>
      <text:p text:style-name="P3">Vai Ungir Davi a Rei de Israel</text:p>
      <text:p text:style-name="P3"/>
      <text:p text:style-name="P3">Enquanto você vai orando, adorando, exaltando</text:p>
      <text:p text:style-name="P3">O ponteiro do relógio lá no céu está marcando</text:p>
      <text:p text:style-name="P3">Cada instante que se passa se aproxima da hora</text:p>
      <text:p text:style-name="P3">Que Deus programou para te dar vitória</text:p>
      <text:p text:style-name="P3">Enquanto as lágrimas que molham o seu rosto vão caindo</text:p>
      <text:p text:style-name="P3">Pra te entregar a bênção o Senhor está agindo</text:p>
      <text:p text:style-name="P3">Vai glorificando aí porque chegou a hora</text:p>
      <text:p text:style-name="P3">É o último segundo vai bater agora</text:p>
      <text:p text:style-name="P3"/>
      <text:p text:style-name="P3">Quem era Ester que ninguém sabia</text:p>
      <text:p text:style-name="P3">Somente por Hadassa alguém lhe conhecia</text:p>
      <text:p text:style-name="P3">Mas enquanto ela a Deus adorava</text:p>
      <text:p text:style-name="P3">O ponteiro do Relógio do céu trabalhava</text:p>
      <text:p text:style-name="P3">Marcando os segundos pra mostrar a hora</text:p>
      <text:p text:style-name="P3">Que Deus tinha programado pra lhe dar vitória</text:p>
      <text:p text:style-name="P3">Esther foi vencedora assim a história diz</text:p>
      <text:p text:style-name="P3">Quando o relógio marcou os últimos segundos</text:p>
      <text:p text:style-name="P3">Deus lhe fez rainha daquele país</text:p>
      <text:p text:style-name="P6"><text:span text:style-name="T5">O Relógio de Deus</text:span><text:tab/><text:span text:style-name="T3">Amanda Ferrari</text:span><text:tab/><text:tab/><text:span text:style-name="T1">[ 14 ]</text:span></text:p>
      <text:p text:style-name="P5">O Relógio de Deus, está marcando o último segundo agora</text:p>
      <text:p text:style-name="P5">Está chegando a hora da tua vitória <text:span text:style-name="T6">( 4x )</text:span></text:p>
      <text:p text:style-name="P5">O Relógio está marcando o último segundo</text:p>
      <text:p text:style-name="P5">Está chegando a hora da tua vitória</text:p>
      <text:p text:style-name="P5"/>
      <text:p text:style-name="P5">Quem era Davi naquela nação, <text:span text:style-name="T6">e</text:span>ra o menor entre seus irmãos</text:p>
      <text:p text:style-name="P5">Pastoreando ovelhas no campo ficava</text:p>
      <text:p text:style-name="P5">Em meio aquela relva a Deus adorava</text:p>
      <text:p text:style-name="P5">Mais enquanto isso, o tempo corria, <text:span text:style-name="T6">o</text:span> ponteiro do relógio</text:p>
      <text:p text:style-name="P5">do céu se movia, <text:span text:style-name="T6">d</text:span>e repente Deus falou com Samuel</text:p>
      <text:p text:style-name="P5">O relógio está marcando último segundo</text:p>
      <text:p text:style-name="P5">Vai Ungir Davi a Rei de Israel</text:p>
      <text:p text:style-name="P5"/>
      <text:p text:style-name="P5">Enquanto você vai orando, adorando, exaltando</text:p>
      <text:p text:style-name="P5">O ponteiro do relógio lá no céu está marcando</text:p>
      <text:p text:style-name="P5">Cada instante que se passa se aproxima da hora</text:p>
      <text:p text:style-name="P5">Que Deus programou para te dar vitória</text:p>
      <text:p text:style-name="P5">Enquanto as lágrimas que molham o seu rosto vão caindo</text:p>
      <text:p text:style-name="P5">Pra te entregar a bênção o Senhor está agindo</text:p>
      <text:p text:style-name="P5">Vai glorificando aí porque chegou a hora</text:p>
      <text:p text:style-name="P5">É o último segundo vai bater agora</text:p>
      <text:p text:style-name="P5"/>
      <text:p text:style-name="P5">Quem era Ester que ninguém sabia</text:p>
      <text:p text:style-name="P5">Somente por Hadassa alguém lhe conhecia</text:p>
      <text:p text:style-name="P5">Mas enquanto ela a Deus adorava</text:p>
      <text:p text:style-name="P5">O ponteiro do Relógio do céu trabalhava</text:p>
      <text:p text:style-name="P5">Marcando os segundos pra mostrar a hora</text:p>
      <text:p text:style-name="P5">Que Deus tinha programado pra lhe dar vitória</text:p>
      <text:p text:style-name="P5">Esther foi vencedora assim a história diz</text:p>
      <text:p text:style-name="P5">Quando o relógio marcou os últimos segundos</text:p>
      <text:p text:style-name="P5">Deus lhe fez rainha daquele paí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a" style:font-name="Liberation Serif" fo:font-family="'Liberation Serif'" style:font-family-generic="roman" style:font-pitch="variable" fo:font-size="12pt" fo:language="pt" fo:country="BR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 style:layout-grid-color="#c0c0c0" style:layout-grid-lines="47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columns fo:column-count="2" fo:column-gap="0cm">
          <style:column-sep style:width="0.009cm" style:color="#000000" style:height="100%" style:style="dashed" style:vertical-align="middle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none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6T11:37:39</meta:creation-date>
    <dc:language>pt-BR</dc:language>
    <dc:date>2016-09-14T21:59:52.538394694</dc:date>
    <meta:editing-cycles>13</meta:editing-cycles>
    <meta:editing-duration>PT21M20S</meta:editing-duration>
    <meta:generator>LibreOffice/5.1.4.2$Linux_X86_64 LibreOffice_project/10m0$Build-2</meta:generator>
    <meta:document-statistic meta:table-count="0" meta:image-count="0" meta:object-count="0" meta:page-count="1" meta:paragraph-count="58" meta:word-count="446" meta:character-count="2404" meta:non-whitespace-character-count="2014"/>
  </office:meta>
</office:document-meta>
</file>